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43" officeooo:paragraph-rsid="0014ef43"/>
    </style:style>
    <style:style style:name="P2" style:family="paragraph" style:parent-style-name="Standard">
      <style:text-properties officeooo:rsid="0014ef43" officeooo:paragraph-rsid="0016d599"/>
    </style:style>
    <style:style style:name="P3" style:family="paragraph" style:parent-style-name="Standard">
      <style:text-properties officeooo:rsid="0014ef43" officeooo:paragraph-rsid="0019cf9c"/>
    </style:style>
    <style:style style:name="P4" style:family="paragraph" style:parent-style-name="Standard">
      <style:text-properties officeooo:rsid="0014ef43" officeooo:paragraph-rsid="001d7e4c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text-properties fo:color="#abb2bf" loext:opacity="100%" style:font-name="Droid Sans Mono" fo:font-size="10.5pt" fo:font-weight="normal" officeooo:rsid="0014ef43" officeooo:paragraph-rsid="0014ef43" fo:background-color="#282c34"/>
    </style:style>
    <style:style style:name="P7" style:family="paragraph" style:parent-style-name="Standard">
      <style:text-properties fo:font-weight="bold" officeooo:rsid="0014ef43" officeooo:paragraph-rsid="0014ef43" style:font-weight-asian="bold" style:font-weight-complex="bold"/>
    </style:style>
    <style:style style:name="P8" style:family="paragraph" style:parent-style-name="Standard">
      <style:text-properties fo:font-weight="bold" officeooo:rsid="00205dfa" officeooo:paragraph-rsid="00205dfa" style:font-weight-asian="bold" style:font-weight-complex="bold"/>
    </style:style>
    <style:style style:name="P9" style:family="paragraph" style:parent-style-name="Standard">
      <style:text-properties officeooo:rsid="0016d599" officeooo:paragraph-rsid="0016d5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599" style:font-weight-asian="bold" style:font-weight-complex="bold"/>
    </style:style>
    <style:style style:name="T3" style:family="text">
      <style:text-properties fo:font-weight="bold" officeooo:rsid="00188d04" style:font-weight-asian="bold" style:font-weight-complex="bold"/>
    </style:style>
    <style:style style:name="T4" style:family="text">
      <style:text-properties fo:font-weight="bold" officeooo:rsid="0019cf9c" style:font-weight-asian="bold" style:font-weight-complex="bold"/>
    </style:style>
    <style:style style:name="T5" style:family="text">
      <style:text-properties fo:color="#c678dd" loext:opacity="100%"/>
    </style:style>
    <style:style style:name="T6" style:family="text">
      <style:text-properties fo:color="#e06c75" loext:opacity="100%"/>
    </style:style>
    <style:style style:name="T7" style:family="text">
      <style:text-properties fo:color="#d19a66" loext:opacity="100%" fo:font-weight="bold"/>
    </style:style>
    <style:style style:name="T8" style:family="text">
      <style:text-properties fo:color="#e5c07b" loext:opacity="100%"/>
    </style:style>
    <style:style style:name="T9" style:family="text">
      <style:text-properties officeooo:rsid="0016d599"/>
    </style:style>
    <style:style style:name="T10" style:family="text">
      <style:text-properties officeooo:rsid="00188d04"/>
    </style:style>
    <style:style style:name="T11" style:family="text">
      <style:text-properties officeooo:rsid="0019cf9c"/>
    </style:style>
    <style:style style:name="T12" style:family="text">
      <style:text-properties officeooo:rsid="001a9308"/>
    </style:style>
    <style:style style:name="T13" style:family="text">
      <style:text-properties officeooo:rsid="001d7e4c"/>
    </style:style>
    <style:style style:name="T14" style:family="text">
      <style:text-properties officeooo:rsid="001eb689"/>
    </style:style>
    <style:style style:name="T15" style:family="text">
      <style:text-properties officeooo:rsid="00205dfa"/>
    </style:style>
    <style:style style:name="T16" style:family="text">
      <style:text-properties officeooo:rsid="00210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pgm_lire</text:p>
      <text:p text:style-name="P1"/>
      <text:p text:style-name="P6"><text:span text:style-name="T5">char</text:span><text:span text:style-name="T6"> nom_fichier</text:span><text:span text:style-name="T5">[]</text:span>,<text:span text:style-name="T6"> </text:span><text:span text:style-name="T5">int</text:span><text:span text:style-name="T6"> matrice[</text:span><text:span text:style-name="T7">MAX_HAUTEUR</text:span><text:span text:style-name="T6">][</text:span><text:span text:style-name="T7">MAX_LARGEUR</text:span><text:span text:style-name="T6">]</text:span>,<text:span text:style-name="T6"> </text:span></text:p>
      <text:p text:style-name="P5"><text:span text:style-name="T5">int</text:span><text:span text:style-name="T6"> </text:span><text:span text:style-name="T5">*</text:span><text:span text:style-name="T6">p_lignes</text:span>,<text:span text:style-name="T6"> </text:span><text:span text:style-name="T5">int</text:span><text:span text:style-name="T6"> </text:span><text:span text:style-name="T5">*</text:span><text:span text:style-name="T6">p_colonnes</text:span>,<text:span text:style-name="T6"> </text:span></text:p>
      <text:p text:style-name="P5"><text:span text:style-name="T5">int</text:span><text:span text:style-name="T6"> </text:span><text:span text:style-name="T5">*</text:span><text:span text:style-name="T6">p_maxval</text:span>,<text:span text:style-name="T6"> </text:span><text:span text:style-name="T5">struct</text:span><text:span text:style-name="T6"> </text:span><text:span text:style-name="T8">MetaData</text:span><text:span text:style-name="T6"> </text:span><text:span text:style-name="T5">*</text:span><text:span text:style-name="T6">p_metadonnees</text:span></text:p>
      <text:p text:style-name="P1"/>
      <text:p text:style-name="P1"><text:span text:style-name="T1">FONCTION</text:span> pgm_lire(nom_fichier, matrice, lignes, colonnes, max_val, metadonnees) : code_retour</text:p>
      <text:p text:style-name="P4"><text:tab/>// <text:span text:style-name="T13">nom_fichier (chaine de caractères)</text:span></text:p>
      <text:p text:style-name="P1"><text:tab/>// <text:span text:style-name="T13">matrice (tableau 2D d’entiers)</text:span></text:p>
      <text:p text:style-name="P1"><text:tab/>// <text:span text:style-name="T13">lignes (entier)</text:span></text:p>
      <text:p text:style-name="P1"><text:tab/>// <text:span text:style-name="T13">colonnes (entier)</text:span></text:p>
      <text:p text:style-name="P1"><text:tab/>// <text:span text:style-name="T13">max_val (entier)</text:span></text:p>
      <text:p text:style-name="P1"><text:tab/>// <text:span text:style-name="T13">metadonnees (structure MetaData)</text:span></text:p>
      <text:p text:style-name="P7">D<text:span text:style-name="T14">É</text:span>BUT</text:p>
      <text:p text:style-name="P1"><text:tab/>// <text:span text:style-name="T13">i, j (entier)</text:span></text:p>
      <text:p text:style-name="P1"><text:tab/>// <text:span text:style-name="T13">format (chaine de caractères)</text:span></text:p>
      <text:p text:style-name="P1"><text:tab/>pgm := NULL</text:p>
      <text:p text:style-name="P1"><text:tab/>pgm := Ouvrir fichier “nom_fichier” en mode lecture</text:p>
      <text:p text:style-name="P1"><text:tab/><text:span text:style-name="T1">SI</text:span> pgm == NULL <text:span text:style-name="T1">ALORS</text:span></text:p>
      <text:p text:style-name="P1"><text:tab/><text:tab/><text:span text:style-name="T9">R</text:span>etourne<text:span text:style-name="T15">r</text:span> ERREUR_FICHIER</text:p>
      <text:p text:style-name="P2"><text:tab/></text:p>
      <text:p text:style-name="P2"><text:span text:style-name="T9"><text:tab/>resultat_metadonnees := Lire les metadonnees d</text:span><text:span text:style-name="T10">e pgm</text:span><text:span text:style-name="T9"> et les stocker dans metadonnees</text:span></text:p>
      <text:p text:style-name="P2"><text:span text:style-name="T9"><text:tab/></text:span><text:span text:style-name="T2">SI</text:span><text:span text:style-name="T9"> resultat_metadonnees != 3 </text:span><text:span text:style-name="T2">ALORS</text:span></text:p>
      <text:p text:style-name="P2"><text:span text:style-name="T9"><text:tab/><text:tab/>Retourne</text:span><text:span text:style-name="T15">r</text:span><text:span text:style-name="T9"> ERREUR_FORMAT</text:span></text:p>
      <text:p text:style-name="P9"><text:tab/> </text:p>
      <text:p text:style-name="P1"><text:tab/><text:span text:style-name="T9">Lire le </text:span><text:span text:style-name="T10">format de fichier de pgm</text:span><text:span text:style-name="T9"> et le stocker dans format</text:span></text:p>
      <text:p text:style-name="P1"><text:tab/><text:span text:style-name="T2">SI</text:span><text:span text:style-name="T9"> format != “P2” </text:span><text:span text:style-name="T2">ALORS</text:span></text:p>
      <text:p text:style-name="P1"><text:tab/><text:tab/><text:span text:style-name="T9">Retourne</text:span><text:span text:style-name="T15">r</text:span><text:span text:style-name="T9"> ERREUR_FORMAT</text:span></text:p>
      <text:p text:style-name="P1"><text:tab/></text:p>
      <text:p text:style-name="P1"><text:tab/><text:span text:style-name="T10">Lire les dimensions de l’image et les stocker dans lignes et colonnes</text:span></text:p>
      <text:p text:style-name="P1"><text:tab/><text:span text:style-name="T3">SI</text:span><text:span text:style-name="T10"> 0 &gt; colonnes &gt; MAX_LARGEUR OU 0 &gt; lignes &gt; MAX_HAUTEUR </text:span><text:span text:style-name="T3">ALORS</text:span></text:p>
      <text:p text:style-name="P1"><text:tab/><text:tab/><text:span text:style-name="T10">Retourne</text:span><text:span text:style-name="T15">r</text:span><text:span text:style-name="T10"> ERREUR_TAILLE</text:span></text:p>
      <text:p text:style-name="P1"/>
      <text:p text:style-name="P1"><text:tab/><text:span text:style-name="T10">Lire la valeur maximal de nuance de gris et le stocket dans max_val</text:span></text:p>
      <text:p text:style-name="P1"><text:tab/><text:span text:style-name="T3">SI</text:span><text:span text:style-name="T10"> max_val &gt; </text:span><text:span text:style-name="T11">MAX_VALEUR </text:span><text:span text:style-name="T4">ALORS</text:span></text:p>
      <text:p text:style-name="P1"><text:tab/><text:tab/><text:span text:style-name="T11">Retourne</text:span><text:span text:style-name="T15">r</text:span><text:span text:style-name="T11"> ERREUR_FORMAT</text:span></text:p>
      <text:p text:style-name="P1"><text:tab/></text:p>
      <text:p text:style-name="P1"><text:tab/><text:span text:style-name="T4">POUR</text:span><text:span text:style-name="T11"> i := 0 </text:span><text:span text:style-name="T4">À</text:span><text:span text:style-name="T11"> lignes</text:span></text:p>
      <text:p text:style-name="P1"><text:tab/><text:tab/><text:span text:style-name="T4">POUR</text:span><text:span text:style-name="T11"> j := 0 </text:span><text:span text:style-name="T4">À</text:span><text:span text:style-name="T11"> colonnes</text:span></text:p>
      <text:p text:style-name="P3"><text:tab/><text:tab/><text:tab/><text:span text:style-name="T11">Lire une valeur de la matrice d</text:span><text:span text:style-name="T16">ans</text:span><text:span text:style-name="T11"> pgm et la stocker dans matrice[i][j]</text:span></text:p>
      <text:p text:style-name="P3"><text:tab/><text:tab/><text:tab/><text:span text:style-name="T12">resultat_donnees := resultat_donnees + 1</text:span></text:p>
      <text:p text:style-name="P3"><text:tab/><text:span text:style-name="T4">SI</text:span><text:span text:style-name="T11"> resultat_donnees != (colonnes * lignes) </text:span><text:span text:style-name="T4">ALORS</text:span></text:p>
      <text:p text:style-name="P3"><text:tab/><text:tab/><text:span text:style-name="T11">Retourne</text:span><text:span text:style-name="T15">r</text:span><text:span text:style-name="T11"> ERREUR_FICHIER</text:span></text:p>
      <text:p text:style-name="P3"><text:tab/></text:p>
      <text:p text:style-name="P3"><text:tab/><text:span text:style-name="T11">Fermer pgm</text:span></text:p>
      <text:p text:style-name="P3"><text:tab/><text:span text:style-name="T11">Retourne</text:span><text:span text:style-name="T15">r</text:span><text:span text:style-name="T11"> OK</text:span></text:p>
      <text:p text:style-name="P8">F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23:40.473366962</meta:creation-date>
    <dc:date>2024-11-05T14:58:33.748884396</dc:date>
    <meta:editing-duration>PT1H28M51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44" meta:word-count="204" meta:character-count="1382" meta:non-whitespace-character-count="1166"/>
  </office:meta>
</office:document-meta>
</file>